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600000016C4A323C0.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2" style:family="table-row">
      <style:table-row-properties style:min-row-height="1.171cm"/>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Preformatted_20_Text">
      <style:paragraph-properties fo:margin-left="0cm" fo:margin-right="0cm" fo:text-indent="0cm" style:auto-text-indent="false"/>
    </style:style>
    <style:style style:name="P28" style:family="paragraph" style:parent-style-name="Table_20_Contents">
      <style:text-properties fo:color="#000080"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Heading">
      <style:text-properties fo:font-size="12pt" style:font-size-asian="12pt" style:font-size-complex="12pt"/>
    </style:style>
    <style:style style:name="P33" style:family="paragraph" style:parent-style-name="Table_20_Heading">
      <style:text-properties fo:font-size="10pt" style:font-size-asian="10pt" style:font-size-complex="10pt"/>
    </style:style>
    <style:style style:name="P34" style:family="paragraph" style:parent-style-name="Table_20_Heading">
      <style:text-properties fo:font-size="8pt" style:font-size-asian="8pt" style:font-size-complex="8pt"/>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9"/>
    <style:style style:name="P52" style:family="paragraph" style:parent-style-name="Text_20_body" style:list-style-name="L19">
      <style:text-properties fo:font-style="normal" fo:font-weight="normal" style:font-style-asian="normal" style:font-weight-asian="normal" style:font-style-complex="normal" style:font-weight-complex="normal"/>
    </style:style>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1">
      <style:paragraph-properties fo:margin-top="0cm" fo:margin-bottom="0cm"/>
    </style:style>
    <style:style style:name="P56" style:family="paragraph" style:parent-style-name="Heading_20_1">
      <style:paragraph-properties fo:break-before="page"/>
    </style:style>
    <style:style style:name="P57"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58" style:family="paragraph" style:parent-style-name="Heading_20_3">
      <style:text-properties fo:font-style="normal" fo:font-weight="bold" style:font-style-asian="normal" style:font-weight-asian="bold" style:font-style-complex="normal" style:font-weight-complex="bold"/>
    </style:style>
    <style:style style:name="P59" style:family="paragraph" style:parent-style-name="Heading_20_3">
      <style:paragraph-properties fo:break-before="page"/>
    </style:style>
    <style:style style:name="P60" style:family="paragraph" style:parent-style-name="Standard" style:master-page-name="First_20_Page">
      <style:paragraph-properties style:page-number="auto"/>
      <style:text-properties fo:font-size="12pt" style:text-underline-style="solid" style:text-underline-type="double" style:text-underline-width="auto" style:text-underline-color="font-color" style:font-size-asian="12pt" style:font-size-complex="12pt"/>
    </style:style>
    <style:style style:name="P61" style:family="paragraph" style:parent-style-name="Standard" style:list-style-name="L4"/>
    <style:style style:name="P62" style:family="paragraph" style:parent-style-name="Standard" style:list-style-name="L6">
      <style:paragraph-properties fo:text-align="start" style:justify-single-word="false"/>
      <style:text-properties fo:font-size="12pt" style:font-size-asian="12pt" style:font-size-complex="12pt"/>
    </style:style>
    <style:style style:name="P63" style:family="paragraph" style:parent-style-name="Standard" style:list-style-name="L7">
      <style:paragraph-properties fo:text-align="start" style:justify-single-word="false"/>
      <style:text-properties fo:font-size="12pt" style:font-size-asian="12pt" style:font-size-complex="12pt"/>
    </style:style>
    <style:style style:name="P64" style:family="paragraph" style:parent-style-name="Standard" style:list-style-name="L8">
      <style:paragraph-properties fo:text-align="start" style:justify-single-word="false"/>
      <style:text-properties fo:font-size="12pt" style:font-size-asian="12pt" style:font-size-complex="12pt"/>
    </style:style>
    <style:style style:name="P65" style:family="paragraph" style:parent-style-name="Standard" style:list-style-name="L18">
      <style:paragraph-properties fo:text-align="start" style:justify-single-word="false"/>
      <style:text-properties fo:font-size="12pt" style:font-size-asian="12pt" style:font-size-complex="12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37">1Introduction<text:tab/>4</text:p>
          <text:p text:style-name="P37">2Getting and installing the software<text:tab/>5</text:p>
          <text:p text:style-name="P36">2.1Prerequisites<text:tab/>5</text:p>
          <text:p text:style-name="P36">2.2Getting the software<text:tab/>5</text:p>
          <text:p text:style-name="P36">2.3Setting up the software<text:tab/>5</text:p>
          <text:p text:style-name="P36">2.4Receiving updates<text:tab/>7</text:p>
          <text:p text:style-name="P37">3Use<text:tab/>7</text:p>
          <text:p text:style-name="P36">3.1Logging in<text:tab/>7</text:p>
          <text:p text:style-name="P36">3.2Periodicity<text:tab/>8</text:p>
          <text:p text:style-name="P36">3.3The planning dashboard<text:tab/>8</text:p>
          <text:p text:style-name="P36">3.4My team<text:tab/>10</text:p>
          <text:p text:style-name="P36">3.5Review<text:tab/>11</text:p>
          <text:p text:style-name="P36">3.6Reports<text:tab/>11</text:p>
          <text:p text:style-name="P36">3.7The cumulative reporting dashboard<text:tab/>14</text:p>
          <text:p text:style-name="P37">4Audit trails<text:tab/>15</text:p>
          <text:p text:style-name="P37">5Maintenance<text:tab/>16</text:p>
          <text:p text:style-name="P36">5.1The Maintenance Screen<text:tab/>16</text:p>
          <text:p text:style-name="P36">5.2Import of time data<text:tab/>16</text:p>
          <text:p text:style-name="P36">5.3User Administration, Roles and Rights<text:tab/>20</text:p>
          <text:p text:style-name="P36">5.4Users vs. employees, how teams and countries work<text:tab/>22</text:p>
          <text:p text:style-name="P36">5.5Projects and work types<text:tab/>22</text:p>
          <text:p text:style-name="P37">6Reporting a problem<text:tab/>23</text:p>
          <text:p text:style-name="P37">7License<text:tab/>23</text:p>
          <text:p text:style-name="P37">83rd Party Components<text:tab/>24</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25"><draw:image xlink:href="Pictures/1000020100000018000000180560ABA0.png" xlink:type="simple" xlink:show="embed" xlink:actuate="onLoad"/></draw:frame> <text:s/>Additional information</text:p>
      <text:h text:style-name="P56"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1303312041" text:style-name="L1">
        <text:list-item>
          <text:p text:style-name="P38">Aid your teams in planning and committing to what they will do next month.</text:p>
        </text:list-item>
        <text:list-item>
          <text:p text:style-name="P38">Track the execution of those commitments.</text:p>
        </text:list-item>
        <text:list-item>
          <text:p text:style-name="P38">Aid in quality control through a review tracking system that is coupled to the project status workflow.</text:p>
        </text:list-item>
        <text:list-item>
          <text:p text:style-name="P38">Serve as an aid in team and cross-team discussions on the project portfolio.</text:p>
        </text:list-item>
        <text:list-item>
          <text:p text:style-name="P38">Promote transparency and efficiency.</text:p>
        </text:list-item>
        <text:list-item>
          <text:p text:style-name="P38">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 candy just for the sake of it, actions can mostly be taken on the elements on the screen and only those parts you can or are allowed to use are visible at any time.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4"/>
      <text:h text:style-name="P56" text:outline-level="1">Getting and installing the software</text:h>
      <text:h text:style-name="Heading_20_2" text:outline-level="2">Prerequisites</text:h>
      <text:p text:style-name="Text_20_body">In order to use this software you will need:</text:p>
      <text:list xml:id="list1142390079" text:style-name="L2">
        <text:list-item>
          <text:p text:style-name="P39">git - <text:a xlink:type="simple" xlink:href="http://git.or.cz/">http://git.or.cz/</text:a> </text:p>
        </text:list-item>
        <text:list-item>
          <text:p text:style-name="P39">Ruby - <text:a xlink:type="simple" xlink:href="http://www.ruby-lang.org/">http://www.ruby-lang.org</text:a> </text:p>
        </text:list-item>
        <text:list-item>
          <text:p text:style-name="P39">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39">ImageMagick - <text:a xlink:type="simple" xlink:href="http://www.imagemagick.org/">http://www.imagemagick.org/</text:a> </text:p>
        </text:list-item>
        <text:list-item>
          <text:p text:style-name="P39">Rmagick - <text:a xlink:type="simple" xlink:href="http://rmagick.rubyforge.org/">http://rmagick.rubyforge.org/</text:a> </text:p>
        </text:list-item>
        <text:list-item>
          <text:p text:style-name="P39">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1767162128" text:style-name="L3">
        <text:list-item>
          <text:p text:style-name="P40">SQLite DB (for playing around before production and for testing) – <text:a xlink:type="simple" xlink:href="http://www.sqlite.org/">http://www.sqlite.org</text:a> </text:p>
        </text:list-item>
        <text:list-item>
          <text:p text:style-name="P40">Apache as production web server – <text:a xlink:type="simple" xlink:href="http://www.apache.org/">http://www.apache.org</text:a> </text:p>
        </text:list-item>
        <text:list-item>
          <text:p text:style-name="P40">A Unix-based server OS, such as Linux or Solaris.</text:p>
        </text:list-item>
      </text:list>
      <text:p text:style-name="Text_20_body"/>
      <text:p text:style-name="P14"><draw:frame draw:style-name="fr1" draw:name="Grafik6" text:anchor-type="paragraph" svg:x="0.032cm" svg:y="0.118cm" svg:width="0.603cm" svg:height="0.603cm" draw:z-index="27"><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7"><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 as it allows for easy integration of changes made to the central repository.</text:p>
      <text:h text:style-name="Heading_20_2" text:outline-level="2">Setting up the software</text:h>
      <text:p text:style-name="P3"/>
      <text:p text:style-name="P13"><draw:frame draw:style-name="fr1" draw:name="Grafik3" text:anchor-type="paragraph" svg:x="0.032cm" svg:y="0.118cm" svg:width="0.603cm" svg:height="0.603cm" draw:z-index="26"><draw:image xlink:href="Pictures/1000020100000018000000180560ABA0.png" xlink:type="simple" xlink:show="embed" xlink:actuate="onLoad"/></draw:frame>All examples are on Linux and can be executed from a shell there. All commands must be <text:soft-page-break/>executed from the installation directory unless noted otherwise.</text:p>
      <text:p text:style-name="P13"/>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2"><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2"><text:span text:style-name="Source_20_Text">mongrel_rails start</text:span></text:p>
      <text:p text:style-name="P12">Then point your browser at <text:a xlink:type="simple" xlink:href="http://localhost:3000/">http://localhost:3000</text:a></text:p>
      <text:p text:style-name="P12">The administrative login is User Jan / Password test</text:p>
      <text:p text:style-name="Standard"/>
      <text:p text:style-name="Standard"/>
      <text:p text:style-name="Standard">The next step is to set up the database. </text:p>
      <text:p text:style-name="Standard">You will have to</text:p>
      <text:list xml:id="list1236825426" text:style-name="L4">
        <text:list-item>
          <text:p text:style-name="P61">Create a database</text:p>
        </text:list-item>
        <text:list-item>
          <text:p text:style-name="P61">Configure GSPlan to access it</text:p>
        </text:list-item>
        <text:list-item>
          <text:p text:style-name="P61">Load the DB schema</text:p>
        </text:list-item>
        <text:list-item>
          <text:p text:style-name="P61">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text:soft-page-break/>description can be found in the MySQL manual.</text:p>
      <text:p text:style-name="P22"/>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xml:id="list350252694" text:style-name="L5">
        <text:list-item>
          <text:p text:style-name="P41">The team capacity graph (top left)</text:p>
        </text:list-item>
        <text:list-item>
          <text:p text:style-name="P41">The team capacity list (top tight)</text:p>
        </text:list-item>
        <text:list-item>
          <text:p text:style-name="P41">Current team commitments (bottom left)</text:p>
        </text:list-item>
        <text:list-item>
          <text:p text:style-name="P41">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35"><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text:soft-page-break/></text:p>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2">Symbol</text:p>
          </table:table-cell>
          <table:table-cell table:style-name="Tabelle1.B1" office:value-type="string">
            <text:p text:style-name="P32">Meaning</text:p>
          </table:table-cell>
        </table:table-row>
        <table:table-row>
          <table:table-cell table:style-name="Tabelle1.A2" office:value-type="string">
            <text:p text:style-name="P30"><draw:frame draw:style-name="fr3" draw:name="Grafik24" text:anchor-type="paragraph" svg:width="0.603cm" svg:height="0.603cm" draw:z-index="20"><draw:image xlink:href="Pictures/100002010000001800000018F9324FAD.png" xlink:type="simple" xlink:show="embed" xlink:actuate="onLoad"/></draw:frame></text:p>
          </table:table-cell>
          <table:table-cell table:style-name="Tabelle1.B2" office:value-type="string">
            <text:p text:style-name="P30">Status: accepted (days count)</text:p>
            <text:p text:style-name="P30">Action: accept</text:p>
          </table:table-cell>
        </table:table-row>
        <table:table-row>
          <table:table-cell table:style-name="Tabelle1.A2" office:value-type="string">
            <text:p text:style-name="P30"><draw:frame draw:style-name="fr4" draw:name="Grafik25" text:anchor-type="paragraph" svg:width="0.603cm" svg:height="0.603cm" draw:z-index="21"><draw:image xlink:href="Pictures/100002010000001800000018A9238DBC.png" xlink:type="simple" xlink:show="embed" xlink:actuate="onLoad"/></draw:frame></text:p>
          </table:table-cell>
          <table:table-cell table:style-name="Tabelle1.B2" office:value-type="string">
            <text:p text:style-name="P30">Status: proposed (days don't count)</text:p>
          </table:table-cell>
        </table:table-row>
        <table:table-row>
          <table:table-cell table:style-name="Tabelle1.A2" office:value-type="string">
            <text:p text:style-name="P30"><draw:frame draw:style-name="fr3" draw:name="Grafik26" text:anchor-type="paragraph" svg:width="0.603cm" svg:height="0.603cm" draw:z-index="22"><draw:image xlink:href="Pictures/10000201000000180000001828F1FFF8.png" xlink:type="simple" xlink:show="embed" xlink:actuate="onLoad"/></draw:frame></text:p>
          </table:table-cell>
          <table:table-cell table:style-name="Tabelle1.B2" office:value-type="string">
            <text:p text:style-name="P30">Action: delete</text:p>
          </table:table-cell>
        </table:table-row>
        <table:table-row>
          <table:table-cell table:style-name="Tabelle1.A2" office:value-type="string">
            <text:p text:style-name="P30"><draw:frame draw:style-name="fr3" draw:name="Grafik27" text:anchor-type="paragraph" svg:width="0.603cm" svg:height="0.603cm" draw:z-index="23"><draw:image xlink:href="Pictures/10000201000000180000001890A6EC0E.png" xlink:type="simple" xlink:show="embed" xlink:actuate="onLoad"/></draw:frame></text:p>
          </table:table-cell>
          <table:table-cell table:style-name="Tabelle1.B2" office:value-type="string">
            <text:p text:style-name="P30">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740906079" text:style-name="L6">
        <text:list-item>
          <text:p text:style-name="P62">fall into the selected month or</text:p>
        </text:list-item>
        <text:list-item>
          <text:p text:style-name="P62">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4">Pre?</text:p>
          </table:table-cell>
          <table:table-cell table:style-name="Tabelle2.A1" office:value-type="string">
            <text:p text:style-name="P34">Ctry</text:p>
          </table:table-cell>
          <table:table-cell table:style-name="Tabelle2.A1" office:value-type="string">
            <text:p text:style-name="P34">Project</text:p>
          </table:table-cell>
          <table:table-cell table:style-name="Tabelle2.A1" office:value-type="string">
            <text:p text:style-name="P34">Type</text:p>
          </table:table-cell>
          <table:table-cell table:style-name="Tabelle2.A1" office:value-type="string">
            <text:p text:style-name="P34">Plan</text:p>
          </table:table-cell>
          <table:table-cell table:style-name="Tabelle2.A1" office:value-type="string">
            <text:p text:style-name="P34">Curr</text:p>
          </table:table-cell>
          <table:table-cell table:style-name="Tabelle2.A1" office:value-type="string">
            <text:p text:style-name="P34">Tot</text:p>
          </table:table-cell>
          <table:table-cell table:style-name="Tabelle2.A1" office:value-type="string">
            <text:p text:style-name="P34">Miss</text:p>
          </table:table-cell>
          <table:table-cell table:style-name="Tabelle2.I1" office:value-type="string">
            <text:p text:style-name="P34">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1">Project name</text:p>
          </table:table-cell>
          <table:table-cell table:style-name="Tabelle2.A2" office:value-type="string">
            <text:p text:style-name="P6">Type of project (e.g. maintenance, documentation)</text:p>
          </table:table-cell>
          <table:table-cell table:style-name="Tabelle2.A2" office:value-type="string">
            <text:p text:style-name="P31">Total planned time (person days)</text:p>
          </table:table-cell>
          <table:table-cell table:style-name="Tabelle2.A2" office:value-type="string">
            <text:p text:style-name="P31">Committed this month (only accepted commitments)</text:p>
          </table:table-cell>
          <table:table-cell table:style-name="Tabelle2.A2" office:value-type="string">
            <text:p text:style-name="P31">Total committed time (only accepted commitments) (green if fully committed)</text:p>
          </table:table-cell>
          <table:table-cell table:style-name="Tabelle2.A2" office:value-type="string">
            <text:p text:style-name="P31">Missing time (Total planned – total committed) (red if overcommitted)</text:p>
          </table:table-cell>
          <table:table-cell table:style-name="Tabelle2.I2" office:value-type="string">
            <text:p text:style-name="P3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2">Symbol</text:p>
          </table:table-cell>
          <table:table-cell table:style-name="Tabelle3.B1" office:value-type="string">
            <text:p text:style-name="P32">Meaning</text:p>
          </table:table-cell>
        </table:table-row>
        <table:table-row>
          <table:table-cell table:style-name="Tabelle3.A2" office:value-type="string">
            <text:p text:style-name="P30"><draw:frame draw:style-name="fr3" draw:name="Grafik30" text:anchor-type="paragraph" svg:width="0.603cm" svg:height="0.603cm" draw:z-index="45"><draw:image xlink:href="Pictures/100002010000001800000018A9238DBC.png" xlink:type="simple" xlink:show="embed" xlink:actuate="onLoad"/></draw:frame></text:p>
          </table:table-cell>
          <table:table-cell table:style-name="Tabelle3.B2" office:value-type="string">
            <text:p text:style-name="P30">Status: proposed</text:p>
          </table:table-cell>
        </table:table-row>
        <table:table-row>
          <table:table-cell table:style-name="Tabelle3.A2" office:value-type="string">
            <text:p text:style-name="P30"><draw:frame draw:style-name="fr3" draw:name="Grafik33" text:anchor-type="paragraph" svg:width="0.847cm" svg:height="0.847cm" draw:z-index="46"><draw:image xlink:href="Pictures/100002010000001800000018F8E4B8FB.png" xlink:type="simple" xlink:show="embed" xlink:actuate="onLoad"/></draw:frame></text:p>
          </table:table-cell>
          <table:table-cell table:style-name="Tabelle3.B2" office:value-type="string">
            <text:p text:style-name="P30">Status: not started</text:p>
          </table:table-cell>
        </table:table-row>
        <text:soft-page-break/>
        <table:table-row>
          <table:table-cell table:style-name="Tabelle3.A2" office:value-type="string">
            <text:p text:style-name="P30"><draw:frame draw:style-name="fr4" draw:name="Grafik32" text:anchor-type="paragraph" svg:width="0.603cm" svg:height="0.603cm" draw:z-index="47"><draw:image xlink:href="Pictures/100002010000001800000018381A5E72.png" xlink:type="simple" xlink:show="embed" xlink:actuate="onLoad"/></draw:frame></text:p>
          </table:table-cell>
          <table:table-cell table:style-name="Tabelle3.B2" office:value-type="string">
            <text:p text:style-name="P30">Status: in process</text:p>
          </table:table-cell>
        </table:table-row>
        <table:table-row>
          <table:table-cell table:style-name="Tabelle3.A2" office:value-type="string">
            <text:p text:style-name="P30"><draw:frame draw:style-name="fr1" draw:name="Grafik31" text:anchor-type="paragraph" svg:x="0.753cm" svg:y="0.034cm" svg:width="0.847cm" svg:height="0.847cm" draw:z-index="48"><draw:image xlink:href="Pictures/1000020100000018000000182D3108C1.png" xlink:type="simple" xlink:show="embed" xlink:actuate="onLoad"/></draw:frame></text:p>
          </table:table-cell>
          <table:table-cell table:style-name="Tabelle3.B2" office:value-type="string">
            <text:p text:style-name="P30">Status: testing/piloting</text:p>
            <text:p text:style-name="P30">Action: set to „testing“</text:p>
          </table:table-cell>
        </table:table-row>
        <table:table-row>
          <table:table-cell table:style-name="Tabelle3.A2" office:value-type="string">
            <text:p text:style-name="P30"><draw:frame draw:style-name="fr4" draw:name="Grafik29" text:anchor-type="paragraph" svg:width="0.603cm" svg:height="0.603cm" draw:z-index="49"><draw:image xlink:href="Pictures/100002010000001800000018F9324FAD.png" xlink:type="simple" xlink:show="embed" xlink:actuate="onLoad"/></draw:frame></text:p>
          </table:table-cell>
          <table:table-cell table:style-name="Tabelle3.B2" office:value-type="string">
            <text:p text:style-name="P30">Status: closed</text:p>
            <text:p text:style-name="P30">Action: accept</text:p>
          </table:table-cell>
        </table:table-row>
        <table:table-row>
          <table:table-cell table:style-name="Tabelle3.A2" office:value-type="string">
            <text:p text:style-name="P30"><draw:frame draw:style-name="fr4" draw:name="Grafik28" text:anchor-type="paragraph" svg:width="0.603cm" svg:height="0.603cm" draw:z-index="50"><draw:image xlink:href="Pictures/1000020100000018000000184726640A.png" xlink:type="simple" xlink:show="embed" xlink:actuate="onLoad"/></draw:frame></text:p>
          </table:table-cell>
          <table:table-cell table:style-name="Tabelle3.B2" office:value-type="string">
            <text:p text:style-name="P30">Status: rejected</text:p>
            <text:p text:style-name="P30">Action: reject</text:p>
          </table:table-cell>
        </table:table-row>
        <table:table-row>
          <table:table-cell table:style-name="Tabelle3.A2" office:value-type="string">
            <text:p text:style-name="P30"><draw:frame draw:style-name="fr4" draw:name="Grafik34" text:anchor-type="paragraph" svg:width="0.603cm" svg:height="0.603cm" draw:z-index="51"><draw:image xlink:href="Pictures/10000201000000180000001810B4B386.png" xlink:type="simple" xlink:show="embed" xlink:actuate="onLoad"/></draw:frame></text:p>
          </table:table-cell>
          <table:table-cell table:style-name="Tabelle3.B2" office:value-type="string">
            <text:p text:style-name="P30">Action: set to „in process“</text:p>
          </table:table-cell>
        </table:table-row>
        <table:table-row>
          <table:table-cell table:style-name="Tabelle3.A2" office:value-type="string">
            <text:p text:style-name="P30"><draw:frame draw:style-name="fr4" draw:name="Grafik35" text:anchor-type="paragraph" svg:width="0.603cm" svg:height="0.603cm" draw:z-index="52"><draw:image xlink:href="Pictures/1000020100000018000000182D3DD235.png" xlink:type="simple" xlink:show="embed" xlink:actuate="onLoad"/></draw:frame></text:p>
          </table:table-cell>
          <table:table-cell table:style-name="Tabelle3.B2" office:value-type="string">
            <text:p text:style-name="P30">Action: set to „closed“</text:p>
          </table:table-cell>
        </table:table-row>
        <table:table-row>
          <table:table-cell table:style-name="Tabelle3.A2" office:value-type="string">
            <text:p text:style-name="P30"><draw:frame draw:style-name="fr4" draw:name="Grafik36" text:anchor-type="paragraph" svg:width="0.603cm" svg:height="0.603cm" draw:z-index="53"><draw:image xlink:href="Pictures/10000201000000180000001890A6EC0E.png" xlink:type="simple" xlink:show="embed" xlink:actuate="onLoad"/></draw:frame></text:p>
          </table:table-cell>
          <table:table-cell table:style-name="Tabelle3.B2" office:value-type="string">
            <text:p text:style-name="P30">Action: edit</text:p>
          </table:table-cell>
        </table:table-row>
        <table:table-row>
          <table:table-cell table:style-name="Tabelle3.A2" office:value-type="string">
            <text:p text:style-name="P30"><draw:frame draw:style-name="fr4" draw:name="Grafik46" text:anchor-type="paragraph" svg:width="0.603cm" svg:height="0.603cm" draw:z-index="54"><draw:image xlink:href="Pictures/100002010000001800000018E2BD6063.png" xlink:type="simple" xlink:show="embed" xlink:actuate="onLoad"/></draw:frame></text:p>
          </table:table-cell>
          <table:table-cell table:style-name="Tabelle3.B2" office:value-type="string">
            <text:p text:style-name="P30">Status: overdue (planned end reached but project not closed)</text:p>
          </table:table-cell>
        </table:table-row>
        <table:table-row table:style-name="Tabelle3.12">
          <table:table-cell table:style-name="Tabelle3.A2" office:value-type="string">
            <text:p text:style-name="P30"><draw:frame draw:style-name="fr1" draw:name="graphics7" text:anchor-type="paragraph" svg:x="0.704cm" svg:y="0.291cm" svg:width="0.776cm" svg:height="0.776cm" draw:z-index="55"><draw:image xlink:href="Pictures/100002010000001600000016C4A323C0.png" xlink:type="simple" xlink:show="embed" xlink:actuate="onLoad"/></draw:frame></text:p>
          </table:table-cell>
          <table:table-cell table:style-name="Tabelle3.B2" office:value-type="string">
            <text:p text:style-name="P30">Status: Parked. This project is on hold and not being worked on or considered in planning. Parked projects will not appear in monthly planning and reporting. There is a dashboard report „Parked projects.“</text:p>
          </table:table-cell>
        </table:table-row>
      </table:table>
      <text:p text:style-name="P3"/>
      <text:p text:style-name="P3">Project workflow:</text:p>
      <text:list xml:id="list799192674" text:style-name="L7">
        <text:list-item>
          <text:p text:style-name="P63">When created, a project has the status „proposed“. It can then be accepted or rejected. By default team leads can create projects, but not accept or reject. This can be done by admins, e.g. in a common planning session.</text:p>
        </text:list-item>
        <text:list-item>
          <text:p text:style-name="P63">Rejected projects cannot be changed from this screen.</text:p>
        </text:list-item>
        <text:list-item>
          <text:p text:style-name="P63">If accepted, the status is set to „not started“. </text:p>
        </text:list-item>
        <text:list-item>
          <text:p text:style-name="P63">The „play“ button will set the status to „in process“. This is not possible if a project is in testing or closed.</text:p>
        </text:list-item>
        <text:list-item>
          <text:p text:style-name="P63">The „tes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525936214" text:style-name="L8">
        <text:list-header>
          <text:p text:style-name="P64"><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1137045755" text:style-name="L9">
        <text:list-item>
          <text:p text:style-name="P42">the planning dashboard</text:p>
        </text:list-item>
        <text:list-item>
          <text:p text:style-name="P42"><text:soft-page-break/>project reporting</text:p>
        </text:list-item>
        <text:list-item>
          <text:p text:style-name="P42">review reporting</text:p>
        </text:list-item>
      </text:list>
      <text:p text:style-name="Text_20_body">for the user's assigned team. Refer to those sections for details.</text:p>
      <text:p text:style-name="Text_20_body"/>
      <text:h text:style-name="Heading_20_2" text:outline-level="2"><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24"><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1505234612" text:style-name="L10">
        <text:list-item>
          <text:p text:style-name="P43">„OK“</text:p>
        </text:list-item>
        <text:list-item>
          <text:p text:style-name="P43">„OK with comments“</text:p>
        </text:list-item>
        <text:list-item>
          <text:p text:style-name="P43">„Fail“</text:p>
        </text:list-item>
      </text:list>
      <text:p text:style-name="Text_20_body">Only failed reviews will prevent testing and closing projects.</text:p>
      <text:p text:style-name="P14"><draw:frame draw:style-name="fr1" draw:name="Grafik39" text:anchor-type="paragraph" svg:x="0.032cm" svg:y="0.118cm" svg:width="0.603cm" svg:height="0.603cm" draw:z-index="28"><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604104518" text:style-name="L11">
        <text:list-item>
          <text:p text:style-name="P44">model <text:span text:style-name="Source_20_Text">Review</text:span> (<text:span text:style-name="Folder">app/model/review.rb</text:span>): Add the new review type to the constants</text:p>
        </text:list-item>
        <text:list-item>
          <text:p text:style-name="P44">helper <text:span text:style-name="Source_20_Text">ReviewsHelper::review_type_list </text:span>(<text:span text:style-name="Folder">app/helpers/reviews_helper.rb</text:span>): Add the review type text to the list</text:p>
        </text:list-item>
        <text:list-item>
          <text:p text:style-name="P44">view <text:span text:style-name="Folder">app/views/reviews/current_projects.html.erb</text:span>: Add a field for the new review type to the table</text:p>
        </text:list-item>
        <text:list-item>
          <text:p text:style-name="P44">model <text:span text:style-name="Source_20_Text">Project::reviews_ok_before_pilot_or_close</text:span> (<text:span text:style-name="Folder">app/model/project.rb</text:span>): If you want a check on the new review type for the project workflow it has to be added in this <text:soft-page-break/>method, similar to the existing ones.</text:p>
        </text:list-item>
      </text:list>
      <text:p text:style-name="Text_20_body"/>
      <text:h text:style-name="Heading_20_2" text:outline-level="2">Reports</text:h>
      <text:p text:style-name="Text_20_body">The report page displays a list of all projects that</text:p>
      <text:list xml:id="list1673707462" text:style-name="L12">
        <text:list-item>
          <text:p text:style-name="P45">overlap with the current month or</text:p>
        </text:list-item>
        <text:list-item>
          <text:p text:style-name="P45">are overdue</text:p>
        </text:list-item>
      </text:list>
      <text:p text:style-name="Text_20_body">It also shows a graph on the distribution of project types and another on the quality of project planning/execution.</text:p>
      <text:p text:style-name="P14"><draw:frame draw:style-name="fr1" draw:name="Grafik41" text:anchor-type="paragraph" svg:x="0.032cm" svg:y="0.118cm" svg:width="0.603cm" svg:height="0.603cm" draw:z-index="30"><draw:image xlink:href="Pictures/1000020100000018000000180560ABA0.png" xlink:type="simple" xlink:show="embed" xlink:actuate="onLoad"/></draw:frame>Currently all reports are only for the current month. Cumulative reports are planned for the near future.</text:p>
      <text:p text:style-name="P24"/>
      <text:p text:style-name="P24"><draw:frame draw:style-name="fr6" draw:name="Grafik42" text:anchor-type="paragraph" svg:width="12.171cm" svg:height="8.401cm" draw:z-index="31"><draw:image xlink:href="Pictures/1000000000000500000003208017D0BB.png" xlink:type="simple" xlink:show="embed" xlink:actuate="onLoad"/></draw:frame></text:p>
      <text:p text:style-name="P24">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3">Ctry</text:p>
          </table:table-cell>
          <table:table-cell table:style-name="Tabelle4.A1" office:value-type="string">
            <text:p text:style-name="P33">Project</text:p>
          </table:table-cell>
          <table:table-cell table:style-name="Tabelle4.A1" office:value-type="string">
            <text:p text:style-name="P33">Plan</text:p>
          </table:table-cell>
          <table:table-cell table:style-name="Tabelle4.A1" office:value-type="string">
            <text:p text:style-name="P33">Act</text:p>
          </table:table-cell>
          <table:table-cell table:style-name="Tabelle4.A1" office:value-type="string">
            <text:p text:style-name="P33">Trend</text:p>
          </table:table-cell>
          <table:table-cell table:style-name="Tabelle4.A1" office:value-type="string">
            <text:p text:style-name="P33">Cat</text:p>
          </table:table-cell>
          <table:table-cell table:style-name="Tabelle4.G1" office:value-type="string">
            <text:p text:style-name="P33">Stat</text:p>
          </table:table-cell>
        </table:table-row>
        <table:table-row>
          <table:table-cell table:style-name="Tabelle4.A2" office:value-type="string">
            <text:p text:style-name="P29">Country</text:p>
          </table:table-cell>
          <table:table-cell table:style-name="Tabelle4.A2" office:value-type="string">
            <text:p text:style-name="P29">Project name</text:p>
          </table:table-cell>
          <table:table-cell table:style-name="Tabelle4.A2" office:value-type="string">
            <text:p text:style-name="P29">Committed days (selected month) </text:p>
          </table:table-cell>
          <table:table-cell table:style-name="Tabelle4.A2" office:value-type="string">
            <text:p text:style-name="P29">Booked days (selected month)</text:p>
          </table:table-cell>
          <table:table-cell table:style-name="Tabelle4.A2" office:value-type="string">
            <text:p text:style-name="P29">Trend committed vs. Booked (see below)</text:p>
          </table:table-cell>
          <table:table-cell table:style-name="Tabelle4.A2" office:value-type="string">
            <text:p text:style-name="P29">Quality of execution/planning (see below)</text:p>
          </table:table-cell>
          <table:table-cell table:style-name="Tabelle4.G2" office:value-type="string">
            <text:p text:style-name="P29">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ext:soft-page-break/>
        <table:table-row>
          <table:table-cell table:style-name="Tabelle5.A1" office:value-type="string">
            <text:p text:style-name="Table_20_Contents"><draw:frame draw:style-name="fr1" draw:name="Grafik43" text:anchor-type="paragraph" svg:x="0.6cm" svg:y="0.21cm" svg:width="0.847cm" svg:height="0.847cm" draw:z-index="32"><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3"><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34"><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36"><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39"><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37"><draw:image xlink:href="Pictures/1000020100000258000001902DE9944D.png" xlink:type="simple" xlink:show="embed" xlink:actuate="onLoad"/></draw:frame>The graph „Absolute difference of execution vs. Planning“ gives a different view of the same data: While the previous graphs counts <text:soft-page-break/>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P12"><draw:frame draw:style-name="fr1" draw:name="graphics6" text:anchor-type="paragraph" svg:x="0.249cm" svg:y="0.007cm" svg:width="0.603cm" svg:height="0.603cm" draw:z-index="43"><draw:image xlink:href="Pictures/1000020100000018000000180560ABA0.png" xlink:type="simple" xlink:show="embed" xlink:actuate="onLoad"/></draw:frame>The default time range is 3 months from now into the past, including the current month. In effect this will give you a rolling 3 months report.</text:p>
      <text:p text:style-name="Standard"/>
      <text:h text:style-name="Heading_20_3" text:outline-level="3"><draw:frame draw:style-name="fr7" draw:name="graphics2" text:anchor-type="paragraph" svg:x="10.915cm" svg:y="0.591cm" svg:width="5.556cm" style:rel-width="32%" svg:height="6.249cm" style:rel-height="25%" draw:z-index="44"><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Like in the monthly report the last upload will be used for each month. In the exampl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draw:frame draw:style-name="fr1" draw:name="graphics3" text:anchor-type="paragraph" svg:x="11.142cm" svg:y="1.062cm" svg:width="3.849cm" svg:height="5.26cm" draw:z-index="40"><draw:image xlink:href="Pictures/1000000000000166000001B1DE53BA85.png" xlink:type="simple" xlink:show="embed" xlink:actuate="onLoad"/></draw:frame>Work type distribution – cumulative</text:h>
      <text:p text:style-name="Text_20_body">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59"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liers with very low efforts.</text:p>
      <text:p text:style-name="Text_20_body"><draw:frame draw:style-name="fr4" draw:name="graphics4" text:anchor-type="paragraph" svg:width="14.376cm" svg:height="6.13cm" draw:z-index="41"><draw:image xlink:href="Pictures/10000000000004CC000002277B871252.png" xlink:type="simple" xlink:show="embed" xlink:actuate="onLoad"/></draw:frame></text:p>
      <text:p text:style-name="P14"><draw:frame draw:style-name="fr1" draw:name="graphics5" text:anchor-type="paragraph" svg:x="0.344cm" svg:y="0.146cm" svg:width="0.603cm" svg:height="0.6cm" draw:z-index="42"><draw:image xlink:href="Pictures/1000020100000018000000180560ABA0.png" xlink:type="simple" xlink:show="embed" xlink:actuate="onLoad"/></draw:frame>The project age report does not use begin and end date from the selection screen. It evaluates all projects that are currently not closed or rejected. It does not evaluate projects with a begin date in the future. </text:p>
      <text:p text:style-name="Text_20_body"/>
      <text:h text:style-name="Heading_20_3" text:outline-level="3">Process cycle time (PCT)</text:h>
      <text:p text:style-name="Text_20_body">This report evaluates the process cycle time for all projects finished between the selected begin and end date. It also shows work in progress, i.e the number of projects that are currently open, in process, or in testing. The date used for selecting closed projects for the evaluation is the planned end date.</text:p>
      <text:p text:style-name="Text_20_body">The report also shows process lead times for projects (PLT). The date used for calculating the PLT is the date the project was last updated. A closed project should not be updated any more from a process point of view. (A project that gets updated is <text:span text:style-name="T12">not </text:span>closed.) <text:s/>The PLT report also shows the PLT as a percentage of the planned effort. </text:p>
      <text:p text:style-name="Text_20_body"><text:s/></text:p>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8"/>
      <text:h text:style-name="Heading_20_1" text:outline-level="1">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set will be used.</text:p>
      <text:p text:style-name="Text_20_body">We will now</text:p>
      <text:list xml:id="list1088174264" text:style-name="L13">
        <text:list-item>
          <text:p text:style-name="P46">Look at the format of the import file</text:p>
        </text:list-item>
        <text:list-item>
          <text:p text:style-name="P46">Discuss the steps of the import</text:p>
        </text:list-item>
        <text:list-item>
          <text:p text:style-name="P46">See how to link a task from the import file to a project</text:p>
        </text:list-item>
        <text:list-item>
          <text:p text:style-name="P46">Briefly discuss how to adapt the software to a different input format</text:p>
        </text:list-item>
      </text:list>
      <text:p text:style-name="Text_20_body"/>
      <text:h text:style-name="Heading_20_3" text:outline-level="3">The format of the input file</text:h>
      <text:list xml:id="list2134036188" text:style-name="L14">
        <text:list-item>
          <text:p text:style-name="P47">The import file must be a .csv, fields are separated by a semicolon.</text:p>
        </text:list-item>
        <text:list-item>
          <text:p text:style-name="P47">The decimal separator can be a comma or a decimal point. There must no be a thousands separator. </text:p>
        </text:list-item>
        <text:list-item>
          <text:p text:style-name="P47">Numbers are assumed to be days, not hours.</text:p>
        </text:list-item>
        <text:list-item>
          <text:p text:style-name="P47"><text:soft-page-break/>During import non-project time is read from a different column than project time. The mapping for both, however, is identical. That means if you wish to book this time you should have a project that takes the task type „Not assigned“. </text:p>
          <text:p text:style-name="P47"/>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8">Column</text:p>
          </table:table-cell>
          <table:table-cell table:style-name="Inputfile.A1" office:value-type="string">
            <text:p text:style-name="P28">A</text:p>
          </table:table-cell>
          <table:table-cell table:style-name="Inputfile.A1" office:value-type="string">
            <text:p text:style-name="P28">B</text:p>
          </table:table-cell>
          <table:table-cell table:style-name="Inputfile.A1" office:value-type="string">
            <text:p text:style-name="P28">C</text:p>
          </table:table-cell>
          <table:table-cell table:style-name="Inputfile.A1" office:value-type="string">
            <text:p text:style-name="P28">D</text:p>
          </table:table-cell>
          <table:table-cell table:style-name="Inputfile.A1" office:value-type="string">
            <text:p text:style-name="P28">E</text:p>
          </table:table-cell>
          <table:table-cell table:style-name="Inputfile.G1" office:value-type="string">
            <text:p text:style-name="P28">F</text:p>
          </table:table-cell>
        </table:table-row>
        <table:table-row>
          <table:table-cell table:style-name="Inputfile.A2" office:value-type="string">
            <text:p text:style-name="P28">Content</text:p>
          </table:table-cell>
          <table:table-cell table:style-name="Inputfile.B2" office:value-type="string">
            <text:p text:style-name="P29">Personnel number</text:p>
          </table:table-cell>
          <table:table-cell table:style-name="Inputfile.B2" office:value-type="string">
            <text:p text:style-name="P29">Employee name</text:p>
          </table:table-cell>
          <table:table-cell table:style-name="Inputfile.B2" office:value-type="string">
            <text:p text:style-name="P29">Task name</text:p>
          </table:table-cell>
          <table:table-cell table:style-name="Inputfile.B2" office:value-type="string">
            <text:p text:style-name="P29">Time (unproductive)</text:p>
          </table:table-cell>
          <table:table-cell table:style-name="Inputfile.B2" office:value-type="string">
            <text:p text:style-name="P29">Time (productive)</text:p>
          </table:table-cell>
          <table:table-cell table:style-name="Inputfile.G2" office:value-type="string">
            <text:p text:style-name="P29">unused</text:p>
          </table:table-cell>
        </table:table-row>
        <table:table-row>
          <table:table-cell table:style-name="Inputfile.A2" office:value-type="string">
            <text:p text:style-name="P28">Use</text:p>
          </table:table-cell>
          <table:table-cell table:style-name="Inputfile.B2" office:value-type="string">
            <text:p text:style-name="P29">Identifies a person. If empty, time data is assumed to belong to the last person seen.</text:p>
            <text:p text:style-name="P29">Used to identify the team to book time for.</text:p>
          </table:table-cell>
          <table:table-cell table:style-name="Inputfile.B2" office:value-type="string">
            <text:p text:style-name="P29">Not used during import.</text:p>
          </table:table-cell>
          <table:table-cell table:style-name="Inputfile.B2" office:value-type="string">
            <text:p text:style-name="P29">Used to identify the project to book the time on. The task „Result“ is ignored (compare screenshot below).</text:p>
          </table:table-cell>
          <table:table-cell table:style-name="Inputfile.B2" office:value-type="string">
            <text:p text:style-name="P29">Times such as absences, training etc might go here. When the task name „Not assigned“ is found this column is used.</text:p>
          </table:table-cell>
          <table:table-cell table:style-name="Inputfile.B2" office:value-type="string">
            <text:p text:style-name="P29">Project time should go here. This column is used by default for reading time.</text:p>
          </table:table-cell>
          <table:table-cell table:style-name="Inputfile.G2" office:value-type="string">
            <text:p text:style-name="P29"/>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8"><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839282868" text:style-name="L15">
        <text:list-item>
          <text:p text:style-name="P48">Does the employee exist in the database?</text:p>
        </text:list-item>
        <text:list-item>
          <text:p text:style-name="P48">Is the task linked to a project in the database?</text:p>
        </text:list-item>
      </text:list>
      <text:p text:style-name="Text_20_body">All imported lines will be listed, with a column for employee and task that shows either a green check for „OK“ or an alert sign if there is a problem.</text:p>
      <text:list xml:id="list1062748241" text:style-name="L16">
        <text:list-item>
          <text:p text:style-name="P49">If all data is OK there will be a button on the screen that allows you to proceed.</text:p>
        </text:list-item>
        <text:list-item>
          <text:p text:style-name="P49">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0"><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1191607757" text:style-name="L17">
        <text:list-item>
          <text:p text:style-name="P50">The employee is assigned to a team in the booking month.</text:p>
        </text:list-item>
        <text:list-item>
          <text:p text:style-name="P50">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308383173" text:style-name="L18">
        <text:list-item>
          <text:p text:style-name="P65">Role(s) assigned to a user</text:p>
        </text:list-item>
        <text:list-item>
          <text:p text:style-name="P65">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3">The special controller/action placeholder „*“ gives you right to any controller or action.</text:p>
      <text:p text:style-name="P23"/>
      <text:p text:style-name="P23"><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3"/>
      <text:p text:style-name="P23"><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at this poin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7"><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5"><text:span text:style-name="Source_20_Text"><text:span text:style-name="T10">role_reviewer = Role.create :name =&gt; "Reviewer"</text:span></text:span></text:p>
      <text:p text:style-name="P15"><text:span text:style-name="Source_20_Text"><text:span text:style-name="T10">right_list_rev = Right.create :name =&gt; "list_current_projects", :controller =&gt; "reviews", :action =&gt; "current_projects"</text:span></text:span></text:p>
      <text:p text:style-name="P15"><text:span text:style-name="Source_20_Text"><text:span text:style-name="T10">right_create_rev = Right.create :name =&gt; "create_review", :controller =&gt; "reviews", :action =&gt; "create"</text:span></text:span></text:p>
      <text:p text:style-name="P15"><text:span text:style-name="Source_20_Text"><text:span text:style-name="T10">role_reviewer.rights &lt;&lt; right_list_rev</text:span></text:span></text:p>
      <text:p text:style-name="P15"><text:span text:style-name="Source_20_Text"><text:span text:style-name="T10">role_reviewer.rights &lt;&lt; right_create_rev</text:span></text:span></text:p>
      <text:p text:style-name="P15"><text:span text:style-name="Source_20_Text"><text:span text:style-name="T10">role_reviewer.save!</text:span></text:span></text:p>
      <text:p text:style-name="P25"><text:span text:style-name="Source_20_Text"><text:span text:style-name="T10"/></text:span></text:p>
      <text:p text:style-name="P16"><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18"><text:span text:style-name="Source_20_Text">role_tl = Role.find_by_name(„Teamlead“)</text:span></text:p>
      <text:p text:style-name="P18"><text:span text:style-name="Source_20_Text">right_list_rev = Right.find_by_name(„list_current_projects“)</text:span></text:p>
      <text:p text:style-name="P18"><text:span text:style-name="Source_20_Text">role_tl &lt;&lt; right_list_rev</text:span></text:p>
      <text:p text:style-name="P18"><text:span text:style-name="Source_20_Text">role_tl.save!</text:span></text:p>
      <text:p text:style-name="Text_20_body">For more examples on adding a role and assigning rights to it you can follow <text:s/><text:span text:style-name="Folder">lib/tasks/db_populate_roles.rake</text:span></text:p>
      <text:p text:style-name="P14"><draw:frame draw:style-name="fr1" draw:name="Grafik40" text:anchor-type="paragraph" svg:x="0.032cm" svg:y="0.118cm" svg:width="0.603cm" svg:height="0.603cm" draw:z-index="29"><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58" text:outline-level="3">Assigning a role to a user</text:h>
      <text:p text:style-name="P35">While users can be defined and assigned to a team via the maintenance screen roles currently have to be assigned via the console. There are two rake tasks to help:</text:p>
      <text:list xml:id="list269643068" text:style-name="L19">
        <text:list-item>
          <text:p text:style-name="P52">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51"><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5">In order to make user Fred an administrator in the production system, you would either:</text:p>
      <text:p text:style-name="P35"/>
      <text:p text:style-name="P19"><draw:frame draw:style-name="fr1" draw:name="Grafik50" text:anchor-type="paragraph" svg:x="0.014cm" svg:y="0.053cm" svg:width="0.603cm" svg:height="0.603cm" draw:z-index="38"><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9"><text:span text:style-name="Source_20_Text"><text:span text:style-name="T6"/></text:span></text:p>
      <text:p text:style-name="P14"><text:soft-page-break/>Or</text:p>
      <text:p text:style-name="P20"><text:span text:style-name="Source_20_Text"><text:span text:style-name="T9"/></text:span></text:p>
      <text:p text:style-name="P20"><draw:frame draw:style-name="fr1" draw:name="Grafik21" text:anchor-type="paragraph" svg:x="0.049cm" svg:y="0.104cm" svg:width="0.603cm" svg:height="0.603cm" draw:z-index="18"><draw:image xlink:href="Pictures/10000201000000180000001874EE71AF.png" xlink:type="simple" xlink:show="embed" xlink:actuate="onLoad"/></draw:frame><text:span text:style-name="Source_20_Text"><text:span text:style-name="T9">RAILS_ENV=production ruby script/console</text:span></text:span></text:p>
      <text:p text:style-name="P20"><text:span text:style-name="Source_20_Text"><text:span text:style-name="T9">fred = User.find_by_name(„Fred“)</text:span></text:span></text:p>
      <text:p text:style-name="P20"><text:span text:style-name="Source_20_Text"><text:span text:style-name="T9">role_admin = Role.find_by_name(„Admin“)</text:span></text:span></text:p>
      <text:p text:style-name="P20"><text:span text:style-name="Source_20_Text"><text:span text:style-name="T9">fred.roles &lt;&lt; role_admin</text:span></text:span></text:p>
      <text:p text:style-name="P20"><text:span text:style-name="Source_20_Text"><text:span text:style-name="T9">fred.save!</text:span></text:span></text:p>
      <text:p text:style-name="P26"><text:span text:style-name="T11">Note:</text:span><text:span text:style-name="T10"> Users can have more than one role. The rake tasks do not check if a role is assigned twice but assume you know what you are doing.</text:span></text:p>
      <text:p text:style-name="P21"><draw:frame draw:style-name="fr1" draw:name="Grafik22" text:anchor-type="paragraph" svg:x="0.049cm" svg:y="0.201cm" svg:width="0.603cm" svg:height="0.603cm" draw:z-index="19"><draw:image xlink:href="Pictures/100002010000001800000018E2BD6063.png" xlink:type="simple" xlink:show="embed" xlink:actuate="onLoad"/></draw:frame>As long as no users are defined in the system at all, all authority checks are switched off. When you define your first user the next step should be to assign it the administrator role.</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wo relevant flags:</text:p>
      <text:list xml:id="list1593681749" text:style-name="L20">
        <text:list-item>
          <text:p text:style-name="P53">Preload: If this type of work is part of your preload (i.e. must do, not negotiable) you should flag this. Currently the preload flag is visible in planning and reporting.</text:p>
        </text:list-item>
        <text:list-item>
          <text:p text:style-name="P53">Needs review: If a work type needs to be controlled through the review workflow, this flag must be set. E.g. development projects typically will be, whereas training probably won't.</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 If you can reproduce a problem on a compliant browser, by all means report it. Overall GSPlan works on the Internet Explorer, but you may encounter quirks <text:s/>in the visualization. These problems are entirely due to the Internet Explorer not following W3C standards, in particular, CSS specifications.</text:span></text:p>
      <text:p text:style-name="P4"/>
      <text:p text:style-name="P4"/>
      <text:p text:style-name="P4"/>
      <text:p text:style-name="P4"/>
      <text:p text:style-name="P4"/>
      <text:h text:style-name="P57"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56" text:outline-level="1">3<text:span text:style-name="T1">rd</text:span> Party Components</text:h>
      <text:p text:style-name="P10">This software uses the 3rd party components listed below. </text:p>
      <text:list xml:id="list40601062" text:style-name="L21">
        <text:list-item>
          <text:p text:style-name="P55">Icons from the Crystal icon set: <text:a xlink:type="simple" xlink:href="http://www.everaldo.com/crystal/" office:target-frame-name="_blank" xlink:show="new">http://www.everaldo.com/crystal/</text:a> </text:p>
        </text:list-item>
        <text:list-item>
          <text:p text:style-name="P55">Icons from the Spheres icon set: <text:a xlink:type="simple" xlink:href="http://www.mouserunner.com/Spheres_Icons_Index.html" office:target-frame-name="_blank" xlink:show="new">http://www.mouserunner.com/Spheres_Icons_Index.html</text:a> </text:p>
        </text:list-item>
        <text:list-item>
          <text:p text:style-name="P55">Gruff chart plugin: <text:a xlink:type="simple" xlink:href="http://nubyonrails.com/pages/gruff" office:target-frame-name="_blank" xlink:show="new">http://nubyonrails.com/pages/gruff</text:a> </text:p>
        </text:list-item>
        <text:list-item>
          <text:p text:style-name="P55">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54">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GSPlan User Guide</dc:title>
    <meta:creation-date>2008-11-29T00:16:55</meta:creation-date>
    <dc:creator>Jan Schrage</dc:creator>
    <dc:date>2009-05-17T10:10:14</dc:date>
    <meta:editing-cycles>189</meta:editing-cycles>
    <meta:editing-duration>PT08H04M25S</meta:editing-duration>
    <meta:document-statistic meta:table-count="7" meta:image-count="56" meta:object-count="0" meta:page-count="23" meta:paragraph-count="421" meta:word-count="5005" meta:character-count="29744"/>
    <meta:user-defined meta:name="Info 1"/>
    <meta:user-defined meta:name="Info 2"/>
    <meta:user-defined meta:name="Info 3"/>
    <meta:user-defined meta:name="Info 4"/>
  </office:meta>
</office:document-meta>
</file>